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don't think I'll be able to get past those two
in this narrow corridor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 man...
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“Now then, I've had some grub, so I think I'll
go sharpen my sword or somethin'〜...”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